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Required packages</text:p>
      <text:p text:style-name="Standard"># require("readtext")</text:p>
      <text:p text:style-name="Standard"># (!requireNamespace("BiocManager", quietly = TRUE))</text:p>
      <text:p text:style-name="Standard"># <text:s/>install.packages("BiocManager", dependencies=TRUE)</text:p>
      <text:p text:style-name="Standard"># <text:s/>install.packages("beepr", dependencies=TRUE)</text:p>
      <text:p text:style-name="Standard"># <text:s/>BiocManager::install("dada2", dependencies=TRUE)</text:p>
      <text:p text:style-name="Standard"># <text:s/>BiocManager::install("DECIPHER")</text:p>
      <text:p text:style-name="Standard"># <text:s/>BiocManager::install("phyloseq")</text:p>
      <text:p text:style-name="Standard"># <text:s/>BiocManager::install("decontam")</text:p>
      <text:p text:style-name="Standard"># <text:s/>BiocManager::install("vegan")</text:p>
      <text:p text:style-name="Standard"># <text:s/>install.packages("tidyverse")</text:p>
      <text:p text:style-name="Standard"># <text:s/>install.packages("ggplot2")</text:p>
      <text:p text:style-name="Standard"># <text:s/>installpackages("stringr")</text:p>
      <text:p text:style-name="Standard"># <text:s/>install.packages("beepr")</text:p>
      <text:p text:style-name="Standard"># install.packages("readtext", dependencies = TRUE) </text:p>
      <text:p text:style-name="Standard">library(DECIPHER); packageVersion("DECIPHER")</text:p>
      <text:p text:style-name="Standard">library(dada2); packageVersion("dada2")</text:p>
      <text:p text:style-name="Standard">library(beepr)</text:p>
      <text:p text:style-name="Standard">library(phyloseq)</text:p>
      <text:p text:style-name="Standard">library(decontam)</text:p>
      <text:p text:style-name="Standard">library(Biostrings); packageVersion("Biostrings")</text:p>
      <text:p text:style-name="Standard">library(ggplot2)</text:p>
      <text:p text:style-name="Standard">library(vegan)</text:p>
      <text:p text:style-name="Standard">library(tidyverse)</text:p>
      <text:p text:style-name="Standard">theme_set(theme_bw())</text:p>
      <text:p text:style-name="Standard"># </text:p>
      <text:p text:style-name="Standard"># sessionInfo()</text:p>
      <text:p text:style-name="Standard"/>
      <text:p text:style-name="Standard">path &lt;- "../raw_data/"</text:p>
      <text:p text:style-name="Standard">list.files(path)</text:p>
      <text:p text:style-name="Standard"/>
      <text:p text:style-name="Standard"># Forward and reverse fastq filenames have format: </text:p>
      <text:p text:style-name="Standard">#SAMPLENAME_R1_001.fastq and SAMPLENAME_R2_001.fastq</text:p>
      <text:p text:style-name="Standard">fnFs &lt;- sort(list.files(path, pattern="_1.fastq", full.names = TRUE))</text:p>
      <text:p text:style-name="Standard">fnRs &lt;- sort(list.files(path, pattern="_2.fastq", full.names = TRUE))</text:p>
      <text:p text:style-name="Standard"/>
      <text:p text:style-name="Standard"># Recall files:</text:p>
      <text:p text:style-name="Standard">fnFs &lt;- list.files(path = path, pattern = "_1.fastq")</text:p>
      <text:p text:style-name="Standard">fnRs &lt;- list.files(path = path, pattern = "_2.fastq")</text:p>
      <text:p text:style-name="Standard"/>
      <text:p text:style-name="Standard"># Extract sample names, assuming filenames have format: SAMPLENAME_XXX.fastq</text:p>
      <text:p text:style-name="Standard">sample.names &lt;- sapply(strsplit(basename(fnFs), "_"), `[`, 3)</text:p>
      <text:p text:style-name="Standard">plotQualityProfile(fnFs[1:2])</text:p>
      <text:p text:style-name="Standard">plotQualityProfile(fnRs[1:2])</text:p>
      <text:p text:style-name="Standard"/>
      <text:p text:style-name="Standard"/>
      <text:p text:style-name="Standard"># Place filtered files in filtered subdirectory</text:p>
      <text:p text:style-name="Standard">filtFs &lt;- file.path(path, "filtered", paste0(sample.names, "_F_filt.fastq.gz"))</text:p>
      <text:p text:style-name="Standard">filtRs &lt;- file.path(path, "filtered", paste0(sample.names, "_R_filt.fastq.gz"))</text:p>
      <text:p text:style-name="Standard"><text:soft-page-break/></text:p>
      <text:p text:style-name="Standard"/>
      <text:p text:style-name="Standard">names(filtFs) &lt;- sample.names</text:p>
      <text:p text:style-name="Standard">names(filtRs) &lt;- sample.names</text:p>
      <text:p text:style-name="Standard"/>
      <text:p text:style-name="Standard">out &lt;- filterAndTrim(fnFs, filtFs, fnRs, filtRs, truncLen=c(250,160),</text:p>
      <text:p text:style-name="Standard"><text:s text:c="21"/>maxN=0, maxEE=c(2,2), truncQ=2, rm.phix=TRUE,</text:p>
      <text:p text:style-name="Standard"><text:s text:c="21"/>compress=TRUE, multithread=FALSE) </text:p>
      <text:p text:style-name="Standard">head(out)</text:p>
      <text:p text:style-name="Standard"># On Windows always set multithread=FALSE</text:p>
      <text:p text:style-name="Standard"># multithread provides multiple threads of execution concurrently, </text:p>
      <text:p text:style-name="Standard"># which is not supported by the operating system.</text:p>
      <text:p text:style-name="Standard"/>
      <text:p text:style-name="Standard">#error model</text:p>
      <text:p text:style-name="Standard">errF &lt;- learnErrors(filtFs, multithread=TRUE)</text:p>
      <text:p text:style-name="Standard">errR &lt;- learnErrors(filtRs, multithread=TRUE)</text:p>
      <text:p text:style-name="Standard">plotErrors(errF, nominalQ=TRUE)</text:p>
      <text:p text:style-name="Standard">plotErrors(errR, nominalQ=TRUE)</text:p>
      <text:p text:style-name="Standard"/>
      <text:p text:style-name="Standard"># Dereplicate</text:p>
      <text:p text:style-name="Standard">derepFs &lt;- derepFastq(filtFs, verbose=TRUE)</text:p>
      <text:p text:style-name="Standard">derepRs &lt;- derepFastq(filtRs, verbose=TRUE)</text:p>
      <text:p text:style-name="Standard"/>
      <text:p text:style-name="Standard"># Name the derep-class objects by sample name</text:p>
      <text:p text:style-name="Standard">names(derepFs) &lt;- sapply(strsplit(basename(filtFs), "_"), `[`, 1)</text:p>
      <text:p text:style-name="Standard">names(derepRs) &lt;- sapply(strsplit(basename(filtRs), "_"), `[`, 1)</text:p>
      <text:p text:style-name="Standard"/>
      <text:p text:style-name="Standard"/>
      <text:p text:style-name="Standard"># apply the core sample inference algorithm </text:p>
      <text:p text:style-name="Standard">dadaFs &lt;- dada(filtFs, err=errF, multithread=TRUE)</text:p>
      <text:p text:style-name="Standard">dadaRs &lt;- dada(filtRs, err=errR, multithread=TRUE)</text:p>
      <text:p text:style-name="Standard"/>
      <text:p text:style-name="Standard"/>
      <text:p text:style-name="Standard">#Inspecting the returned dada-class object:</text:p>
      <text:p text:style-name="Standard">dadaFs[[1]]</text:p>
      <text:p text:style-name="Standard">dadaRs[[1]]</text:p>
      <text:p text:style-name="Standard"/>
      <text:p text:style-name="Standard">#constructing the merged “contig” sequences</text:p>
      <text:p text:style-name="Standard">mergers &lt;- mergePairs(dadaFs, filtFs, dadaRs, filtRs, verbose=TRUE)</text:p>
      <text:p text:style-name="Standard">head(mergers[[1]])</text:p>
      <text:p text:style-name="Standard"/>
      <text:p text:style-name="Standard"/>
      <text:p text:style-name="Standard">#Construct sequence table</text:p>
      <text:p text:style-name="Standard">seqtab &lt;- makeSequenceTable(mergers)</text:p>
      <text:p text:style-name="Standard">dim(seqtab)</text:p>
      <text:p text:style-name="Standard"/>
      <text:p text:style-name="Standard"/>
      <text:p text:style-name="Standard"># Inspect distribution of sequence lengths</text:p>
      <text:p text:style-name="Standard">table(nchar(getSequences(seqtab)))</text:p>
      <text:p text:style-name="Standard"><text:soft-page-break/></text:p>
      <text:p text:style-name="Standard"/>
      <text:p text:style-name="Standard">#Remove chimeras</text:p>
      <text:p text:style-name="Standard">seqtab.nochim &lt;- removeBimeraDenovo(seqtab, method="consensus", </text:p>
      <text:p text:style-name="Standard"><text:s text:c="36"/>multithread=TRUE, verbose=TRUE)</text:p>
      <text:p text:style-name="Standard">dim(seqtab.nochim)</text:p>
      <text:p text:style-name="Standard">sum(seqtab.nochim)/sum(seqtab)</text:p>
      <text:p text:style-name="Standard"/>
      <text:p text:style-name="Standard"/>
      <text:p text:style-name="Standard"># rename seqtab object samples</text:p>
      <text:p text:style-name="Standard">seqtab.df &lt;- as.data.frame(seqtab.nochim)</text:p>
      <text:p text:style-name="Standard">row.names(seqtab.df) &lt;- map(strsplit(row.names(seqtab.df), "_"),1)</text:p>
      <text:p text:style-name="Standard"/>
      <text:p text:style-name="Standard"/>
      <text:p text:style-name="Standard"># re-load point for non-chimeric sequences</text:p>
      <text:p text:style-name="Standard">write.csv(x=seqtab.df, sep=",", file ="./seqtab.csv")</text:p>
      <text:p text:style-name="Standard">saveRDS(taxa,"./seqtab.csv")</text:p>
      <text:p text:style-name="Standard"/>
      <text:p text:style-name="Standard"/>
      <text:p text:style-name="Standard">#Track reads through the pipeline</text:p>
      <text:p text:style-name="Standard">getN &lt;- function(x) sum(getUniques(x))</text:p>
      <text:p text:style-name="Standard">track &lt;- cbind(out, sapply(dadaFs, getN), sapply(dadaRs, getN), sapply(mergers, getN), </text:p>
      <text:p text:style-name="Standard"><text:s text:c="15"/>rowSums(seqtab.nochim))</text:p>
      <text:p text:style-name="Standard">colnames(track) &lt;- c("input", "filtered", "denoisedF", "denoisedR", "merged", "nonchim")</text:p>
      <text:p text:style-name="Standard">rownames(track) &lt;- sample.names</text:p>
      <text:p text:style-name="Standard">head(track)</text:p>
      <text:p text:style-name="Standard">track &lt;- as.data.frame(track)</text:p>
      <text:p text:style-name="Standard"/>
      <text:p text:style-name="Standard">plot(track$nonchim)</text:p>
      <text:p text:style-name="Standard"/>
      <text:p text:style-name="Standard"/>
      <text:p text:style-name="Standard">#Assign taxonomy</text:p>
      <text:p text:style-name="Standard">#seqtab.nochim &lt;- read.csv("./seqtab.csv")</text:p>
      <text:p text:style-name="Standard"># Create a DNAStringSet from the ASVs</text:p>
      <text:p text:style-name="Standard">dna &lt;- DNAStringSet(getSequences(seqtab.nochim)) </text:p>
      <text:p text:style-name="Standard">load("../Chagos/Chagos_Project/Silva/SILVA_SSU_r132_March2018.RData") #TRAINING SET</text:p>
      <text:p text:style-name="Standard">ids &lt;- IdTaxa(dna, trainingSet, strand="top", processors=NULL, verbose=FALSE) </text:p>
      <text:p text:style-name="Standard">#processors=1 because multithread is not supported on OS. Otherwise use NULL</text:p>
      <text:p text:style-name="Standard">ranks &lt;- c("domain", "phylum", "class", "order", "family", "genus", "species") </text:p>
      <text:p text:style-name="Standard"/>
      <text:p text:style-name="Standard"/>
      <text:p text:style-name="Standard"># Convert the output object of class "Taxa" to a matrix </text:p>
      <text:p text:style-name="Standard">#analogous to the output from assignTaxonomy</text:p>
      <text:p text:style-name="Standard">taxid &lt;- t(sapply(ids, function(x) {</text:p>
      <text:p text:style-name="Standard"><text:s text:c="2"/>m &lt;- match(ranks, x$rank)</text:p>
      <text:p text:style-name="Standard"><text:s text:c="2"/>taxa &lt;- x$taxon[m]</text:p>
      <text:p text:style-name="Standard"><text:s text:c="2"/>taxa[startsWith(taxa, "unclassified_")] &lt;- NA</text:p>
      <text:p text:style-name="Standard"><text:s text:c="2"/>taxa</text:p>
      <text:p text:style-name="Standard">}))</text:p>
      <text:p text:style-name="Standard"><text:soft-page-break/>colnames(taxid) &lt;- ranks; rownames(taxid) &lt;- getSequences(seqtab.nochim)</text:p>
      <text:p text:style-name="Standard">#add 16s species</text:p>
      <text:p text:style-name="Standard"># Inspect taxonomic assignments </text:p>
      <text:p text:style-name="Standard">taxa.print &lt;- taxa # Removing sequence rownames for display only</text:p>
      <text:p text:style-name="Standard">rownames(taxa.print) &lt;- NULL</text:p>
      <text:p text:style-name="Standard">head(taxa.print)</text:p>
      <text:p text:style-name="Standard">saveRDS(taxa,"taxa.RDS")</text:p>
      <text:p text:style-name="Standard"/>
      <text:p text:style-name="Standard"># re-load point for taxonomy</text:p>
      <text:p text:style-name="Standard">taxa &lt;- readRDS("taxa.RDS")</text:p>
      <text:p text:style-name="Standard"/>
      <text:p text:style-name="Standard">#Import into phyloseq:</text:p>
      <text:p text:style-name="Standard"/>
      <text:p text:style-name="Standard"/>
      <text:p text:style-name="Standard"># read in metadata</text:p>
      <text:p text:style-name="Standard">library(readxl)</text:p>
      <text:p text:style-name="Standard">meta = read_excel("metadata/Chagos_PlateMpas_MetaData_1_Geoff.xlsx")</text:p>
      <text:p text:style-name="Standard"/>
      <text:p text:style-name="Standard"># subset meta and seqtab to match</text:p>
      <text:p text:style-name="Standard">in.meta = which(names(seqtab.nochim[,1]) %in% meta$`Pooled library ID (from GIS)`== TRUE)</text:p>
      <text:p text:style-name="Standard">seqtab.nochim = seqtab.nochim[in.meta,]</text:p>
      <text:p text:style-name="Standard"/>
      <text:p text:style-name="Standard">in.seqtab = which(meta$`Pooled library ID (from GIS)`%in% names(seqtab.nochim[,1]))</text:p>
      <text:p text:style-name="Standard">meta = meta[in.seqtab,]</text:p>
      <text:p text:style-name="Standard"/>
      <text:p text:style-name="Standard"># re-order</text:p>
      <text:p text:style-name="Standard">meta = meta[order(meta$`Pooled library ID (from GIS)`),]</text:p>
      <text:p text:style-name="Standard">row.names(meta) &lt;- meta$`Pooled library ID (from GIS)`</text:p>
      <text:p text:style-name="Standard"># Check </text:p>
      <text:p text:style-name="Standard">#identical(row.names(seqtab.nochim), meta$`Pooled library ID (from GIS)`)</text:p>
      <text:p text:style-name="Standard">row.names(seqtab.nochim)</text:p>
      <text:p text:style-name="Standard">meta$`Pooled library ID (from GIS)` &lt;- <text:s/>as.character(meta$`Pooled library ID (from GIS)`)</text:p>
      <text:p text:style-name="Standard"/>
      <text:p text:style-name="Standard">currentorder = order(as.numeric(names(seqtab.nochim[,1])))</text:p>
      <text:p text:style-name="Standard">seqtab.nochim=seqtab.nochim[currentorder,]</text:p>
      <text:p text:style-name="Standard">names(seqtab.nochim[,1])</text:p>
      <text:p text:style-name="Standard"/>
      <text:p text:style-name="Standard">identical(row.names(seqtab.nochim), meta$`Pooled library ID (from GIS)`)</text:p>
      <text:p text:style-name="Standard"/>
      <text:p text:style-name="Standard">meta$Negatives = (meta$salinity == "Blank")</text:p>
      <text:p text:style-name="Standard"># Remove contaminants ####</text:p>
      <text:p text:style-name="Standard"># find contaminants</text:p>
      <text:p text:style-name="Standard">contams = isContaminant(seqtab.nochim, neg = meta$Negatives, normalize = TRUE)</text:p>
      <text:p text:style-name="Standard">table(contams$contaminant)</text:p>
      <text:p text:style-name="Standard">write.csv(contams, file = "likely_contaminants.csv", row.names = TRUE)</text:p>
      <text:p text:style-name="Standard"/>
      <text:p text:style-name="Standard"># remove them</text:p>
      <text:p text:style-name="Standard">seqtab.nochim = seqtab.nochim[,(which(contams$contaminant != TRUE))]</text:p>
      <text:p text:style-name="Standard">seqtab.nochim = seqtab.nochim[meta$Negatives == FALSE,]</text:p>
      <text:p text:style-name="Standard"><text:soft-page-break/>meta = meta[meta$Negatives == FALSE,]</text:p>
      <text:p text:style-name="Standard"/>
      <text:p text:style-name="Standard"># subset meta and seqtab to match</text:p>
      <text:p text:style-name="Standard">in.meta = which(names(seqtab.nochim[,1]) %in% meta$`Pooled library ID (from GIS)` == TRUE)</text:p>
      <text:p text:style-name="Standard">seqtab.nochim = seqtab.nochim[in.meta,]</text:p>
      <text:p text:style-name="Standard"/>
      <text:p text:style-name="Standard">in.seqtab = which(meta$`Pooled library ID (from GIS)` %in% names(seqtab.nochim[,1]))</text:p>
      <text:p text:style-name="Standard">meta = meta[in.seqtab,]</text:p>
      <text:p text:style-name="Standard"/>
      <text:p text:style-name="Standard">#re-order</text:p>
      <text:p text:style-name="Standard">meta = meta[order(meta$`Pooled library ID (from GIS)`),]</text:p>
      <text:p text:style-name="Standard">row.names(meta) &lt;- meta$`Pooled library ID (from GIS)`</text:p>
      <text:p text:style-name="Standard"># Check</text:p>
      <text:p text:style-name="Standard">identical(row.names(seqtab.nochim), meta$`Pooled library ID (from GIS)`)</text:p>
      <text:p text:style-name="Standard"/>
      <text:p text:style-name="Standard"/>
      <text:p text:style-name="Standard"># make phyloseq object ####</text:p>
      <text:p text:style-name="Standard">ps &lt;- phyloseq(otu_table(seqtab.nochim, taxa_are_rows=FALSE), </text:p>
      <text:p text:style-name="Standard"><text:s text:c="15"/>sample_data(meta), </text:p>
      <text:p text:style-name="Standard"><text:s text:c="15"/>tax_table(taxa))</text:p>
      <text:p text:style-name="Standard"># save it</text:p>
      <text:p text:style-name="Standard">saveRDS(ps, "phyloseq_object_16S.RDS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1:05:54.315550258</meta:creation-date>
    <dc:date>2019-12-04T21:08:08.982896085</dc:date>
    <meta:editing-duration>PT2M16S</meta:editing-duration>
    <meta:editing-cycles>1</meta:editing-cycles>
    <meta:document-statistic meta:table-count="0" meta:image-count="0" meta:object-count="0" meta:page-count="5" meta:paragraph-count="168" meta:word-count="670" meta:character-count="6793" meta:non-whitespace-character-count="6132"/>
    <meta:generator>LibreOffice/6.2.8.2$Linux_X86_64 LibreOffice_project/20$Build-2</meta:generator>
  </office:meta>
</office:document-meta>
</file>